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3" style:family="table">
      <style:table-properties style:width="19.397cm" table:align="left" fo:background-color="transparent" style:shadow="none" fo:keep-with-next="auto" style:may-break-between-rows="false" style:writing-mode="page">
        <style:background-image/>
      </style:table-properties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0.834cm"/>
    </style:style>
    <style:style style:name="Tabela3.C" style:family="table-column">
      <style:table-column-properties style:column-width="0.766cm"/>
    </style:style>
    <style:style style:name="Tabela3.D" style:family="table-column">
      <style:table-column-properties style:column-width="2.464cm"/>
    </style:style>
    <style:style style:name="Tabela3.E" style:family="table-column">
      <style:table-column-properties style:column-width="3.145cm"/>
    </style:style>
    <style:style style:name="Tabela3.F" style:family="table-column">
      <style:table-column-properties style:column-width="2.796cm"/>
    </style:style>
    <style:style style:name="Tabela3.G" style:family="table-column">
      <style:table-column-properties style:column-width="0.406cm"/>
    </style:style>
    <style:style style:name="Tabela3.H" style:family="table-column">
      <style:table-column-properties style:column-width="0.192cm"/>
    </style:style>
    <style:style style:name="Tabela3.I" style:family="table-column">
      <style:table-column-properties style:column-width="1.7cm"/>
    </style:style>
    <style:style style:name="Tabela3.J" style:family="table-column">
      <style:table-column-properties style:column-width="0.501cm"/>
    </style:style>
    <style:style style:name="Tabela3.K" style:family="table-column">
      <style:table-column-properties style:column-width="0.81cm"/>
    </style:style>
    <style:style style:name="Tabela3.L" style:family="table-column">
      <style:table-column-properties style:column-width="1.591cm"/>
    </style:style>
    <style:style style:name="Tabela3.M" style:family="table-column">
      <style:table-column-properties style:column-width="1.797cm"/>
    </style:style>
    <style:style style:name="Tabela3.A1" style:family="table-cell">
      <style:table-cell-properties style:vertical-align="middle" fo:padding="0.097cm" fo:border="none"/>
    </style:style>
    <style:style style:name="Tabela3.2" style:family="table-row">
      <style:table-row-properties style:min-row-height="1.159cm"/>
    </style:style>
    <style:style style:name="Tabela3.5" style:family="table-row">
      <style:table-row-properties style:row-height="4.001cm"/>
    </style:style>
    <style:style style:name="Tabela3.A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J5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3.A6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3.A1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3.J1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A1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3.A18" style:family="table-cell">
      <style:table-cell-properties fo:padding="0.097cm" fo:border-left="none" fo:border-right="none" fo:border-top="none" fo:border-bottom="0.05pt solid #000000"/>
    </style:style>
    <style:style style:name="Tabela3.19" style:family="table-row">
      <style:table-row-properties style:row-height="0.45cm" fo:background-color="transparent" fo:keep-together="auto">
        <style:background-image/>
      </style:table-row-properties>
    </style:style>
    <style:style style:name="Tabela3.A19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3.20" style:family="table-row">
      <style:table-row-properties style:row-height="0.75cm"/>
    </style:style>
    <style:style style:name="Tabela3.A20" style:family="table-cell">
      <style:table-cell-properties fo:padding-left="0.101cm" fo:padding-right="0.101cm" fo:padding-top="0.101cm" fo:padding-bottom="0cm" fo:border="none"/>
    </style:style>
    <style:style style:name="Tabela3.L2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21" style:family="table-row">
      <style:table-row-properties style:row-height="0.75cm"/>
    </style:style>
    <style:style style:name="Tabela3.A2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3.I2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M2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22" style:family="table-row">
      <style:table-row-properties style:row-height="0.75cm"/>
    </style:style>
    <style:style style:name="Tabela3.A2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G2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K2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L2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23" style:family="table-row">
      <style:table-row-properties style:row-height="0.75cm"/>
    </style:style>
    <style:style style:name="Tabela3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24" style:family="table-row">
      <style:table-row-properties style:min-row-height="0.45cm" fo:background-color="transparent" fo:keep-together="auto">
        <style:background-image/>
      </style:table-row-properties>
    </style:style>
    <style:style style:name="Tabela3.E24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L24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25" style:family="table-row">
      <style:table-row-properties style:row-height="0.75cm" fo:background-color="transparent" fo:keep-together="auto">
        <style:background-image/>
      </style:table-row-properties>
    </style:style>
    <style:style style:name="Tabela3.F25" style:family="table-cell">
      <style:table-cell-properties style:vertical-align="" fo:background-color="#dddddd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A26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none" fo:border-bottom="0.05pt solid #000000" style:writing-mode="page">
        <style:background-image/>
      </style:table-cell-properties>
    </style:style>
    <style:style style:name="Tabela3.B26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3.28" style:family="table-row">
      <style:table-row-properties style:min-row-height="0.75cm"/>
    </style:style>
    <style:style style:name="Tabela3.A28" style:family="table-cell">
      <style:table-cell-properties fo:background-color="#dddddd" fo:padding-left="0.101cm" fo:padding-right="0.101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ela3.29" style:family="table-row"/>
    <style:style style:name="Tabela3.A2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E29" style:family="table-cell">
      <style:table-cell-properties style:vertical-align="middle"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30" style:family="table-row"/>
    <style:style style:name="Tabela3.A3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E3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H3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8" style:family="table">
      <style:table-properties style:width="11.7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.799cm" style:rel-column-width="65535*"/>
    </style:style>
    <style:style style:name="Tabela8.A1" style:family="table-cell">
      <style:table-cell-properties fo:padding="0c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0.3c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cm" fo:border="none">
        <style:background-image/>
      </style:table-cell-properties>
    </style:style>
    <style:style style:name="Tabela8.6" style:family="table-row">
      <style:table-row-properties style:min-row-height="0.011cm"/>
    </style:style>
    <style:style style:name="Tabela8.11" style:family="table-row">
      <style:table-row-properties style:row-height="0.199cm"/>
    </style:style>
    <style:style style:name="Tabela8.A12" style:family="table-cell">
      <style:table-cell-properties style:vertical-align="middle" fo:background-color="transparent" fo:padding="0.3cm" fo:border="4pt solid #fdb94d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2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P5" style:family="paragraph" style:parent-style-name="Table_20_Contents">
      <style:paragraph-properties fo:break-before="auto" fo:break-after="auto"/>
    </style:style>
    <style:style style:name="P6" style:family="paragraph" style:parent-style-name="Descritivo_20_campo">
      <style:paragraph-properties fo:text-align="center" style:justify-single-word="false"/>
    </style:style>
    <style:style style:name="P7" style:family="paragraph" style:parent-style-name="Dado_20_campo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Dado_20_campo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Dado_20_campo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Dado_20_campo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Dado_20_campo">
      <style:text-properties fo:font-weight="bold" style:font-weight-asian="bold" style:font-weight-complex="bold"/>
    </style:style>
    <style:style style:name="P12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Dado_20_campo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Dado_20_campo">
      <style:paragraph-properties fo:text-align="end" style:justify-single-word="false"/>
    </style:style>
    <style:style style:name="P17" style:family="paragraph" style:parent-style-name="Dado_20_campo">
      <style:paragraph-properties fo:text-align="end" style:justify-single-word="false"/>
    </style:style>
    <style:style style:name="P18" style:family="paragraph" style:parent-style-name="Dado_20_campo">
      <style:paragraph-properties fo:text-align="justify" style:justify-single-word="false" fo:hyphenation-ladder-count="no-limit" style:writing-mode="page"/>
      <style:text-properties fo:hyphenate="true" fo:hyphenation-remain-char-count="2" fo:hyphenation-push-char-count="2"/>
    </style:style>
    <style:style style:name="P19" style:family="paragraph" style:parent-style-name="Emitente_20_nome">
      <style:text-properties fo:font-weight="normal" style:font-weight-asian="normal" style:font-weight-complex="normal"/>
    </style:style>
    <style:style style:name="P20" style:family="paragraph" style:parent-style-name="Emitente_20_dados">
      <style:text-properties fo:font-weight="normal" style:font-weight-asian="normal" style:font-weight-complex="normal"/>
    </style:style>
    <style:style style:name="P21" style:family="paragraph" style:parent-style-name="Emitente_20_dados">
      <style:text-properties fo:font-weight="normal" style:font-weight-asian="normal" style:font-weight-complex="normal"/>
    </style:style>
    <style:style style:name="P22" style:family="paragraph" style:parent-style-name="Emitente_20_dados">
      <style:text-properties fo:font-weight="normal" style:font-weight-asian="normal" style:font-weight-complex="normal"/>
    </style:style>
    <style:style style:name="P23" style:family="paragraph" style:parent-style-name="Frame_20_contents">
      <style:paragraph-properties fo:text-align="start" style:justify-single-word="false"/>
    </style:style>
    <style:style style:name="T1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2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font-style="normal" style:font-size-asian="6pt" style:font-style-asian="normal" style:font-size-complex="6pt" style:font-style-complex="normal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color="#ffffff"/>
    </style:style>
    <style:style style:name="T8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ffff" fo:font-size="10pt" style:font-size-asian="10pt" style:font-size-complex="10pt"/>
    </style:style>
    <style:style style:name="T10" style:family="text">
      <style:text-properties fo:font-size="23.2000007629395pt" style:font-size-asian="23.2000007629395pt" style:font-size-complex="23.2000007629395pt"/>
    </style:style>
    <style:style style:name="T11" style:family="text">
      <style:text-properties style:use-window-font-color="true" style:text-underline-styl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T15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T16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0.101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chave_imagem" text:name="py3o.danfe.NFe.chave_imagem"/>
        <text:user-field-decl office:value-type="string" office:string-value="danfe.NFe.infNFe.emit.xNome.valor" text:name="py3o.danfe.NFe.infNFe.emit.xNome.valor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versao.valor" text:name="py3o.danfe.NFe.infNFe.versao.valor"/>
        <text:user-field-decl office:value-type="string" office:string-value="danfe.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NFe.cnpj_emitente_formatado" text:name="py3o.danfe.NFe.cnpj_emitente_formatado"/>
        <text:user-field-decl office:value-type="string" office:string-value="danfe.protNFe.infProt.xMotivo.valor" text:name="py3o.danfe.protNFe.infProt.xMotivo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cep_destinatario_formatado" text:name="py3o.danfe.NFe.cep_destinatario_formatado"/>
        <text:user-field-decl office:value-type="string" office:string-value="danfe.NFe.infNFe.dest.enderDest.xMun.valor" text:name="py3o.danfe.NFe.infNFe.dest.enderDest.xMun.valor"/>
        <text:user-field-decl office:value-type="string" office:string-value="danfe.NFe.fone_destinatario_formatado" text:name="py3o.danfe.NFe.fone_destinatario_formatado"/>
        <text:user-field-decl office:value-type="string" office:string-value="danfe.NFe.infNFe.dest.enderDest.UF.valor" text:name="py3o.danfe.NFe.infNFe.dest.enderDest.UF.valor"/>
        <text:user-field-decl office:value-type="string" office:string-value="danfe.NFe.ie_destinatario_formatada" text:name="py3o.danfe.NFe.ie_destinatario_formatada"/>
        <text:user-field-decl office:value-type="string" office:string-value="danfe.nome_sistema" text:name="py3o.danfe.nome_sistema"/>
        <text:user-field-decl office:value-type="string" office:string-value="danfe.NFe.infNFe.ide.tpNF.valor" text:name="py3o.danfe.NFe.infNFe.ide.tpNF.valor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NFe.infNFe.ide.dEmi.formato_danfe" text:name="py3o.danfe.NFe.infNFe.ide.dEmi.formato_danfe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anfe.NFe.infNFe.cobr.fat.vLiq.formato_danfe" text:name="py3o.danfe.NFe.infNFe.cobr.fat.vLiq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emit.IM.valor" text:name="py3o.danfe.NFe.infNFe.emit.IM.valor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procEventoCCe.retEvento.protocolo_formatado" text:name="py3o.danfe.procEventoCCe.retEvento.protocolo_formatado"/>
        <text:user-field-decl office:value-type="string" office:string-value="danfe.procEventoCCe.retEvento.infEvento.xMotivo.valor" text:name="py3o.danfe.procEventoCCe.retEvento.infEvento.xMotivo.valor"/>
        <text:user-field-decl office:value-type="string" office:string-value="danfe.procEventoCCe.retEvento.infEvento.cStat.valor" text:name="py3o.danfe.procEventoCCe.retEvento.infEvento.cStat.valor"/>
        <text:user-field-decl office:value-type="string" office:string-value="danfe.procEventoCCe.evento.infEvento.nSeqEvento.valor" text:name="py3o.danfe.procEventoCCe.evento.infEvento.nSeqEvento.valor"/>
        <text:user-field-decl office:value-type="string" office:string-value="danfe.procEventoCCe.evento.infEvento.tpEvento.valor" text:name="py3o.danfe.procEventoCCe.evento.infEvento.tpEvento.valor"/>
        <text:user-field-decl office:value-type="string" office:string-value="danfe.procEventoCCe.evento.infEvento.detEvento.descEvento.valor" text:name="py3o.danfe.procEventoCCe.evento.infEvento.detEvento.descEvento.valor"/>
        <text:user-field-decl office:value-type="string" office:string-value="danfe.procEventoCCe.evento.infEvento.detEvento.xCorrecao.valor" text:name="py3o.danfe.procEventoCCe.evento.infEvento.detEvento.xCorrecao.valor"/>
        <text:user-field-decl office:value-type="string" office:string-value="dup.valor_extenso" text:name="py3o.dup.valor_extenso"/>
      </text:user-field-decls>
      <text:p text:style-name="P5"><text:a xlink:type="simple" xlink:href="py3o://for=%22dup%20in%20danfe.NFe.infNFe.cobr.dup%22" text:style-name="Internet_20_link" text:visited-style-name="Visited_20_Internet_20_Link">for="dup in danfe.NFe.infNFe.cobr.dup"</text:a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ext:soft-page-break/>
        <table:table-row>
          <table:table-cell table:style-name="Tabela3.A1" table:number-columns-spanned="13" office:value-type="string">
            <text:p text:style-name="Table_20_Contents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table:number-columns-spanned="13" office:value-type="string">
            <text:p text:style-name="Standard">Cabeçalhos sem logo, somente com tex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">
          <table:table-cell table:style-name="Tabela3.A5" table:number-columns-spanned="9" office:value-type="string">
            <text:p text:style-name="Emitente_20_nome"><text:user-field-get text:name="py3o.danfe.NFe.infNFe.emit.xNome.valor">danfe.NFe.infNFe.emit.xNome.valor</text:user-field-get></text:p>
            <text:p text:style-name="P20"/>
            <text:p text:style-name="P20"><text:user-field-get text:name="py3o.danfe.NFe.endereco_emitente_formatado_linha_1">danfe.NFe.endereco_emitente_formatado_linha_1</text:user-field-get></text:p>
            <text:p text:style-name="P20"><text:user-field-get text:name="py3o.danfe.NFe.endereco_emitente_formatado_linha_2">danfe.NFe.endereco_emitente_formatado_linha_2</text:user-field-get></text:p>
            <text:p text:style-name="P20"><text:user-field-get text:name="py3o.danfe.NFe.endereco_emitente_formatado_linha_3">danfe.NFe.endereco_emitente_formatado_linha_3</text:user-field-get></text:p>
            <text:p text:style-name="P20"><text:user-field-get text:name="py3o.danfe.NFe.endereco_emitente_formatado_linha_4">danfe.NFe.endereco_emitente_formatado_linha_4</text:user-field-get></text:p>
            <text:p text:style-name="P20"/>
            <text:p text:style-name="P7">CNPJ <text:user-field-get text:name="py3o.danfe.NFe.cnpj_emitente_formatado">danfe.NFe.cnpj_emitente_formatado</text:user-field-get></text:p>
            <text:p text:style-name="P7">Inscrição estadal <text:user-field-get text:name="py3o.danfe.NFe.ie_emitente_formatada">danfe.NFe.ie_emitent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J5" table:number-columns-spanned="4" office:value-type="string">
            <text:p text:style-name="Descritivo_20_DANFE">DUPLICATA DE VENDA MERCANTIL</text:p>
            <text:p text:style-name="Descritivo_20_DANFE_20_geral"/>
            <text:p text:style-name="Descritivo_20_DANFE_20_geral"/>
            <text:p text:style-name="Descritivo_20_DANFE_20_geral"/>
            <text:p text:style-name="Descritivo_20_DANFE_20_geral"/>
            <text:p text:style-name="Descritivo_20_número"><text:user-field-get text:name="py3o.danfe.NFe.numero_formatado">danfe.NFe.numero_formatado</text:user-field-get>-<text:user-field-get text:name="py3o.dup.nDup.valor">dup.nDup.valor</text:user-field-get></text:p>
            <text:p text:style-name="Descritivo_20_número"/>
            <text:p text:style-name="P6">Data de emissão</text:p>
            <text:p text:style-name="P12"><text:user-field-get text:name="py3o.danfe.NFe.infNFe.ide.dEmi.formato_danfe">danfe.NFe.infNFe.ide.dEmi.formato_danfe</text:user-field-get></text:p>
          </table:table-cell>
          <table:covered-table-cell/>
          <table:covered-table-cell/>
          <table:covered-table-cell/>
        </table:table-row>
        <table:table-row>
          <table:table-cell table:style-name="Tabela3.A6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Table_20_Contents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Standard">Cabeçalhos com logo, tamanho 3,8 cm × 3,2 cm (largura × altur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">
          <table:table-cell table:style-name="Tabela3.A11" table:number-columns-spanned="3" office:value-type="string">
            <text:p text:style-name="P19"><draw:frame draw:style-name="fr1" draw:name="py3o.image(danfe.logo, 'png', isb64=True,dummy=1)" text:anchor-type="char" svg:width="3.799cm" svg:height="3.2cm" draw:z-index="1"><draw:text-box><text:p text:style-name="P23"/></draw:text-box></draw:frame></text:p>
          </table:table-cell>
          <table:covered-table-cell/>
          <table:covered-table-cell/>
          <table:table-cell table:style-name="Tabela3.A11" table:number-columns-spanned="6" office:value-type="string">
            <text:p text:style-name="Emitente_20_nome"><text:user-field-get text:name="py3o.danfe.NFe.infNFe.emit.xNome.valor">danfe.NFe.infNFe.emit.xNome.valor</text:user-field-get></text:p>
            <text:p text:style-name="P20"/>
            <text:p text:style-name="P20"><text:user-field-get text:name="py3o.danfe.NFe.endereco_emitente_formatado_linha_1">danfe.NFe.endereco_emitente_formatado_linha_1</text:user-field-get></text:p>
            <text:p text:style-name="P20"><text:user-field-get text:name="py3o.danfe.NFe.endereco_emitente_formatado_linha_2">danfe.NFe.endereco_emitente_formatado_linha_2</text:user-field-get></text:p>
            <text:p text:style-name="P20"><text:user-field-get text:name="py3o.danfe.NFe.endereco_emitente_formatado_linha_3">danfe.NFe.endereco_emitente_formatado_linha_3</text:user-field-get></text:p>
            <text:p text:style-name="P20"><text:user-field-get text:name="py3o.danfe.NFe.endereco_emitente_formatado_linha_4">danfe.NFe.endereco_emitente_formatado_linha_4</text:user-field-get></text:p>
            <text:p text:style-name="P20"/>
            <text:p text:style-name="P7">CNPJ <text:user-field-get text:name="py3o.danfe.NFe.cnpj_emitente_formatado">danfe.NFe.cnpj_emitente_formatado</text:user-field-get></text:p>
            <text:p text:style-name="P7">Inscrição estadal <text:user-field-get text:name="py3o.danfe.NFe.ie_emitente_formatada">danfe.NFe.ie_emitent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J11" table:number-columns-spanned="4" office:value-type="string">
            <text:p text:style-name="Descritivo_20_DANFE">DUPLICATA DE VENDA MERCANTIL</text:p>
            <text:p text:style-name="Descritivo_20_DANFE_20_geral"/>
            <text:p text:style-name="Descritivo_20_DANFE_20_geral"/>
            <text:p text:style-name="Descritivo_20_DANFE_20_geral"/>
            <text:p text:style-name="Descritivo_20_DANFE_20_geral"/>
            <text:p text:style-name="Descritivo_20_número"><text:user-field-get text:name="py3o.danfe.NFe.numero_formatado">danfe.NFe.numero_formatado</text:user-field-get>-<text:user-field-get text:name="py3o.dup.nDup.valor">dup.nDup.valor</text:user-field-get></text:p>
            <text:p text:style-name="Descritivo_20_número"/>
            <text:p text:style-name="P6">Data de emissão</text:p>
            <text:p text:style-name="P12"><text:user-field-get text:name="py3o.danfe.NFe.infNFe.ide.dEmi.formato_danfe">danfe.NFe.infNFe.ide.dEmi.formato_danfe</text:user-field-get></text:p>
          </table:table-cell>
          <table:covered-table-cell/>
          <table:covered-table-cell/>
          <table:covered-table-cell/>
        </table:table-row>
        <table:table-row>
          <table:table-cell table:style-name="Tabela3.A12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Table_20_Contents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table:number-columns-spanned="13" office:value-type="string">
            <text:p text:style-name="Standard">Cabeçalhos em que uma imagem substitui a área total do cabeçal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" table:number-columns-spanned="13" office:value-type="string">
            <text:p text:style-name="Table_20_Contents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">
          <table:table-cell table:style-name="Tabela3.A11" table:number-columns-spanned="9" office:value-type="string">
            <text:p text:style-name="Table_20_Contents"><draw:frame draw:style-name="fr1" draw:name="py3o.image(danfe.cabecalho, 'png', isb64=True,dummy=1)" text:anchor-type="char" svg:width="7.8cm" svg:height="3.2cm" draw:z-index="0"><draw:text-box><text:p text:style-name="P2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J11" table:number-columns-spanned="4" office:value-type="string">
            <text:p text:style-name="Descritivo_20_DANFE">DUPLICATA DE VENDA MERCANTIL</text:p>
            <text:p text:style-name="Descritivo_20_DANFE_20_geral"/>
            <text:p text:style-name="Descritivo_20_DANFE_20_geral"/>
            <text:p text:style-name="Descritivo_20_DANFE_20_geral"/>
            <text:p text:style-name="Descritivo_20_DANFE_20_geral"/>
            <text:p text:style-name="Descritivo_20_número"><text:user-field-get text:name="py3o.danfe.NFe.numero_formatado">danfe.NFe.numero_formatado</text:user-field-get>-<text:user-field-get text:name="py3o.dup.nDup.valor">dup.nDup.valor</text:user-field-get></text:p>
            <text:p text:style-name="Descritivo_20_número"/>
            <text:p text:style-name="P6">Data de emissão</text:p>
            <text:p text:style-name="P12"><text:user-field-get text:name="py3o.danfe.NFe.infNFe.ide.dEmi.formato_danfe">danfe.NFe.infNFe.ide.dEmi.formato_danfe</text:user-field-get></text:p>
          </table:table-cell>
          <table:covered-table-cell/>
          <table:covered-table-cell/>
          <table:covered-table-cell/>
        </table:table-row>
        <table:table-row>
          <table:table-cell table:style-name="Tabela3.A18" table:number-columns-spanned="13" office:value-type="string">
            <text:p text:style-name="Table_20_Contents"><text:a xlink:type="simple" xlink:href="py3o:///if" text:style-name="Internet_20_link" text:visited-style-name="Visited_20_Internet_20_Link">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9">
          <table:table-cell table:style-name="Tabela3.A19" table:number-columns-spanned="13" office:value-type="string">
            <text:p text:style-name="Descritivo_20_bloco"><draw:frame draw:style-name="fr2" draw:name="Quadro2" text:anchor-type="paragraph" svg:y="7.9cm" svg:width="12cm" draw:z-index="2"><draw:text-box fo:min-height="9.999cm"><table:table table:name="Tabela8" table:style-name="Tabela8"><table:table-column table:style-name="Tabela8.A"/><table:table-row><table:table-cell table:style-name="Tabela8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8.2"><table:table-cell table:style-name="Tabela8.A2" office:value-type="string"><text:p text:style-name="P1"><text:span text:style-name="T3"> </text:span><text:line-break/>SEM AUTORIZAÇÃO<text:line-break/><text:span text:style-name="T3"> </text:span><text:line-break/><text:span text:style-name="T1">SEM VALOR FISCAL<text:line-break/></text:span><text:span text:style-name="T2"> </text:span></text:p></table:table-cell></table:table-row><table:table-row><table:table-cell table:style-name="Tabela8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8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8.2"><table:table-cell table:style-name="Tabela8.A2" office:value-type="string"><text:p text:style-name="P3">CANCELADA<text:span text:style-name="T3"><text:line-break/></text:span><text:span text:style-name="T17"><text:user-field-get text:name="py3o.danfe.procEventoCancNFe.evento.infEvento.detEvento.xJust.valor">danfe.procEventoCancNFe.evento.infEvento.detEvento.xJust.valor</text:user-field-get></text:span><text:span text:style-name="T17"><text:line-break/></text:span><text:span text:style-name="T5"> </text:span><text:span text:style-name="T6"><text:line-break/></text:span><text:span text:style-name="T13">protocolo de cancelamento<text:line-break/></text:span><text:span text:style-name="T14"><text:user-field-get text:name="py3o.danfe.procEventoCancNFe.retEvento.protocolo_formatado">danfe.procEventoCancNFe.retEvento.protocolo_formatado</text:user-field-get></text:span><text:span text:style-name="T15"><text:line-break/></text:span><text:span text:style-name="T16"> </text:span></text:p></table:table-cell></table:table-row><table:table-row table:style-name="Tabela8.6"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8.2"><table:table-cell table:style-name="Tabela8.A2" office:value-type="string"><text:p text:style-name="P4"><text:span text:style-name="T8"> </text:span><text:span text:style-name="T7"><text:line-break/>DENEGADA<text:line-break/></text:span><text:span text:style-name="T9"><text:user-field-get text:name="py3o.danfe.protNFe.infProt.xMotivo.valor">danfe.protNFe.infProt.xMotivo.valor</text:user-field-get></text:span><text:span text:style-name="T9"><text:line-break/></text:span><text:span text:style-name="T3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8.11"><table:table-cell table:style-name="Tabela8.A1" office:value-type="string"><text:p text:style-name="Table_20_Contents"/></table:table-cell></table:table-row><table:table-row table:style-name="Tabela8.2"><table:table-cell table:style-name="Tabela8.A12" office:value-type="string"><text:p text:style-name="P2"><text:span text:style-name="T4"> </text:span><text:line-break/>HOMOLOGAÇÃO<text:line-break/><text:span text:style-name="T10">SEM VALOR FISCAL<text:line-break/></text:span><text:span text:style-name="T4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SAC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0">
          <table:table-cell table:style-name="Tabela3.A20" table:number-columns-spanned="11" office:value-type="string">
            <text:p text:style-name="Descritivo_20_campo">Razão Social/Nome</text:p>
            <text:p text:style-name="Dado_20_campo"><text:user-field-get text:name="py3o.danfe.NFe.infNFe.dest.xNome.valor">danfe.NFe.infNFe.dest.xNome.valo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0" table:number-columns-spanned="2" office:value-type="string">
            <text:p text:style-name="Descritivo_20_campo">CNPJ/CPF</text:p>
            <text:p text:style-name="P11"><text:user-field-get text:name="py3o.danfe.NFe.cnpj_destinatario_formatado">danfe.NFe.cnpj_destinatario_formatado</text:user-field-get></text:p>
          </table:table-cell>
          <table:covered-table-cell/>
        </table:table-row>
        <table:table-row table:style-name="Tabela3.21">
          <table:table-cell table:style-name="Tabela3.A21" table:number-columns-spanned="8" office:value-type="string">
            <text:p text:style-name="Descritivo_20_campo">Endereço</text:p>
            <text:p text:style-name="Dado_20_campo"><text:user-field-get text:name="py3o.danfe.NFe.endereco_destinatario_formatado">danfe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I21" table:number-columns-spanned="4" office:value-type="string">
            <text:p text:style-name="Descritivo_20_campo">Bairro</text:p>
            <text:p text:style-name="Dado_20_campo"><text:user-field-get text:name="py3o.danfe.NFe.infNFe.dest.enderDest.xBairro.valor">danfe.NFe.infNFe.dest.enderDest.xBairro.valor</text:user-field-get></text:p>
          </table:table-cell>
          <table:covered-table-cell/>
          <table:covered-table-cell/>
          <table:covered-table-cell/>
          <table:table-cell table:style-name="Tabela3.M21" office:value-type="string">
            <text:p text:style-name="Descritivo_20_campo">CEP</text:p>
            <text:p text:style-name="Dado_20_campo"><text:user-field-get text:name="py3o.danfe.NFe.cep_destinatario_formatado">danfe.NFe.cep_destinatario_formatado</text:user-field-get></text:p>
          </table:table-cell>
        </table:table-row>
        <table:table-row table:style-name="Tabela3.23">
          <table:table-cell table:style-name="Tabela3.A22" table:number-columns-spanned="6" office:value-type="string">
            <text:p text:style-name="Descritivo_20_campo">Município</text:p>
            <text:p text:style-name="Dado_20_campo"><text:user-field-get text:name="py3o.danfe.NFe.infNFe.dest.enderDest.xMun.valor">danfe.NFe.infNFe.dest.enderDest.xMun.valor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G22" table:number-columns-spanned="4" office:value-type="string">
            <text:p text:style-name="Descritivo_20_campo">Fone</text:p>
            <text:p text:style-name="Dado_20_campo"><text:user-field-get text:name="py3o.danfe.NFe.fone_destinatario_formatado">danfe.NFe.fone_destinatario_formatado</text:user-field-get></text:p>
          </table:table-cell>
          <table:covered-table-cell/>
          <table:covered-table-cell/>
          <table:covered-table-cell/>
          <table:table-cell table:style-name="Tabela3.K22" office:value-type="string">
            <text:p text:style-name="Descritivo_20_campo">UF</text:p>
            <text:p text:style-name="Dado_20_campo"><text:user-field-get text:name="py3o.danfe.NFe.infNFe.dest.enderDest.UF.valor">danfe.NFe.infNFe.dest.enderDest.UF.valor</text:user-field-get></text:p>
          </table:table-cell>
          <table:table-cell table:style-name="Tabela3.L22" table:number-columns-spanned="2" office:value-type="string">
            <text:p text:style-name="Descritivo_20_campo">Inscrição estadual</text:p>
            <text:p text:style-name="Dado_20_campo"><text:user-field-get text:name="py3o.danfe.NFe.ie_destinatario_formatada">danfe.NFe.ie_destinatario_formatada</text:user-field-get></text:p>
          </table:table-cell>
          <table:covered-table-cell/>
        </table:table-row>
        <table:table-row table:style-name="Tabela3.23">
          <table:table-cell table:style-name="Tabela3.A23" table:number-columns-spanned="13" office:value-type="string">
            <text:p text:style-name="Descritivo_20_campo">Endereço de cobrança</text:p>
            <text:p text:style-name="Descritivo_20_campo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4">
          <table:table-cell table:style-name="Tabela3.A19" table:number-columns-spanned="4" office:value-type="string">
            <text:p text:style-name="Descritivo_20_bloco">FATURA</text:p>
          </table:table-cell>
          <table:covered-table-cell/>
          <table:covered-table-cell/>
          <table:covered-table-cell/>
          <table:table-cell table:style-name="Tabela3.E24" table:number-columns-spanned="7" office:value-type="string">
            <text:p text:style-name="Descritivo_20_bloco">DUPLIC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4" table:number-rows-spanned="4" table:number-columns-spanned="2" office:value-type="string">
            <text:p text:style-name="Descritivo_20_campo">Para uso da Instituição Financeira</text:p>
            <text:p text:style-name="Dado_20_campo"/>
          </table:table-cell>
          <table:covered-table-cell/>
        </table:table-row>
        <table:table-row table:style-name="Tabela3.25">
          <table:table-cell table:style-name="Tabela3.A19" table:number-columns-spanned="2" office:value-type="string">
            <text:p text:style-name="Descritivo_20_campo">Número</text:p>
            <text:p text:style-name="Dado_20_campo"><text:user-field-get text:name="py3o.danfe.NFe.infNFe.cobr.fat.nFat.valor">danfe.NFe.infNFe.cobr.fat.nFat.valor</text:user-field-get></text:p>
          </table:table-cell>
          <table:covered-table-cell/>
          <table:table-cell table:style-name="Tabela3.L24" table:number-columns-spanned="2" office:value-type="string">
            <text:p text:style-name="Descritivo_20_campo">Valor</text:p>
            <text:p text:style-name="P16"><text:user-field-get text:name="py3o.danfe.NFe.infNFe.cobr.fat.vLiq.formato_danfe">danfe.NFe.infNFe.cobr.fat.vLiq.formato_danfe</text:user-field-get></text:p>
          </table:table-cell>
          <table:covered-table-cell/>
          <table:table-cell table:style-name="Tabela3.L24" office:value-type="string">
            <text:p text:style-name="Descritivo_20_campo">Número</text:p>
            <text:p text:style-name="Dado_20_campo"><text:user-field-get text:name="py3o.dup.nDup.valor">dup.nDup.valor</text:user-field-get></text:p>
          </table:table-cell>
          <table:table-cell table:style-name="Tabela3.F25" table:number-columns-spanned="2" office:value-type="string">
            <text:p text:style-name="Descritivo_20_campo">Valor</text:p>
            <text:p text:style-name="P14"><text:user-field-get text:name="py3o.dup.vDup.formato_danfe">dup.vDup.formato_danfe</text:user-field-get></text:p>
          </table:table-cell>
          <table:covered-table-cell/>
          <table:table-cell table:style-name="Tabela3.F25" table:number-columns-spanned="4" office:value-type="string">
            <text:p text:style-name="Descritivo_20_campo">Vencimento</text:p>
            <text:p text:style-name="P12"><text:user-field-get text:name="py3o.dup.dVenc.formato_danfe">dup.dVenc.formato_danf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26" table:number-rows-spanned="2" office:value-type="string">
            <text:p text:style-name="Descritivo_20_campo"/>
          </table:table-cell>
          <table:table-cell table:style-name="Tabela3.B26" table:number-columns-spanned="10" office:value-type="string">
            <text:p text:style-name="Dado_20_campo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covered-table-cell/>
          <table:table-cell table:style-name="Tabela3.A26" table:number-columns-spanned="10" office:value-type="string">
            <text:p text:style-name="Dado_20_campo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8">
          <table:table-cell table:style-name="Tabela3.A28" table:number-columns-spanned="13" office:value-type="string">
            <text:p text:style-name="Descritivo_20_campo">Valor por extenso</text:p>
            <text:p text:style-name="P15">(<text:user-field-get text:name="py3o.dup.valor_extenso">dup.valor_extenso</text:user-field-get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0">
          <table:table-cell table:style-name="Tabela3.A29" table:number-rows-spanned="2" table:number-columns-spanned="4" office:value-type="string">
            <text:p text:style-name="Descritivo_20_campo">Assinatura do emitente</text:p>
          </table:table-cell>
          <table:covered-table-cell/>
          <table:covered-table-cell/>
          <table:covered-table-cell/>
          <table:table-cell table:style-name="Tabela3.E29" table:number-columns-spanned="9" office:value-type="string">
            <text:p text:style-name="P18"/>
            <text:p text:style-name="P18">Reconheço(emos) a exatidão desta DUPLICATA DE VENDA MERCANTIL, na importância acima, que pagarei(emos) no vencimento à <text:span text:style-name="T12"><text:user-field-get text:name="py3o.danfe.NFe.infNFe.emit.xNome.valor">danfe.NFe.infNFe.emit.xNome.valor</text:user-field-get></text:span>, ou à sua ordem, na praça e vencimento indicados.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0">
          <table:covered-table-cell/>
          <table:covered-table-cell/>
          <table:covered-table-cell/>
          <table:covered-table-cell/>
          <table:table-cell table:style-name="Tabela3.E30" table:number-columns-spanned="3" office:value-type="string">
            <text:p text:style-name="Descritivo_20_campo">Data do aceite</text:p>
            <text:p text:style-name="P16"/>
          </table:table-cell>
          <table:covered-table-cell/>
          <table:covered-table-cell/>
          <table:table-cell table:style-name="Tabela3.H30" table:number-columns-spanned="6" office:value-type="string">
            <text:p text:style-name="Descritivo_20_campo">Assinatura do sacado</text:p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able_20_Contents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0.101cm" fo:margin-bottom="0c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049cm" fo:margin-bottom="0c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.399cm" style:rel-column-width="65535*"/>
    </style:style>
    <style:style style:name="Tabela1.1" style:family="table-row">
      <style:table-row-properties style:min-row-height="0.199cm"/>
    </style:style>
    <style:style style:name="Tabela1.A1" style:family="table-cell">
      <style:table-cell-properties style:vertical-align="bottom" fo:padding="0.049cm" fo:border-left="none" fo:border-right="none" fo:border-top="0.05pt solid #000000" fo:border-bottom="non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style:writing-mode="lr-tb" draw:fill-image-width="0cm" draw:fill-image-height="0cm" style:footnote-max-height="0cm"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199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1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Footer">Impresso dia <text:date style:data-style-name="N36" text:date-value="2017-11-29T17:49:35.464686169">29/11/2017</text:date><text:s/>às <text:time style:data-style-name="N41" text:time-value="2017-11-29T17:49:35.464785494">17:49:28</text:time><text:s/>por <text:span text:style-name="MT1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uplicata</dc:title>
    <meta:editing-duration>P2DT25M20S</meta:editing-duration>
    <meta:editing-cycles>649</meta:editing-cycles>
    <meta:generator>LibreOffice/5.4.3.2$Linux_X86_64 LibreOffice_project/40m0$Build-2</meta:generator>
    <dc:date>2017-11-29T17:49:35.402209048</dc:date>
    <dc:creator>Taŭga Tecnologia</dc:creator>
    <meta:document-statistic meta:table-count="3" meta:image-count="0" meta:object-count="0" meta:page-count="3" meta:paragraph-count="95" meta:word-count="224" meta:character-count="2860" meta:non-whitespace-character-count="2713"/>
    <meta:template xlink:type="simple" xlink:actuate="onRequest" xlink:title="WriterPadrão" xlink:href="../Modelos/WriterPadrão.ott" meta:date="2016-12-23T15:03:10.881647871"/>
  </office:meta>
</office:document-meta>
</file>